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nGraph Python APIs</text:p>
      <text:p text:style-name="Text_20_body">ngraph ngraph.exceptions ngraph.ops ngraph.run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 Python APIs</dc:title>
  </office:meta>
</office:document-meta>
</file>